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09"/>
    <style:style style:name="ce2" style:family="table-cell" style:parent-style-name="Default" style:data-style-name="N2"/>
    <style:style style:name="ce3" style:family="table-cell" style:parent-style-name="Default" style:data-style-name="N108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" table:style-name="ta1">
        <table:shapes>
          <draw:frame draw:z-index="0" draw:style-name="gr1" draw:text-style-name="P1" svg:width="159.99mm" svg:height="89.99mm" svg:x="160.16mm" svg:y="18mm">
            <loext:p draw:notify-on-update-of-ranges="A.A2:A.A17 A.D1:A.D1 A.D2:A.D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13.89mm" svg:y="1mm">
            <loext:p draw:notify-on-update-of-ranges="A.A1:A.A1 A.A2:A.A17 A.E1:A.E1 A.E2:A.E1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/vo</text:p>
          </table:table-cell>
          <table:table-cell office:value-type="string" calcext:value-type="string">
            <text:p>ln(V/V₀)</text:p>
          </table:table-cell>
          <table:table-cell office:value-type="string" calcext:value-type="string">
            <text:p>ln(V)</text:p>
          </table:table-cell>
          <table:table-cell table:number-columns-repeated="2"/>
        </table:table-row>
        <table:table-row table:style-name="ro1">
          <table:table-cell office:value-type="float" office:value="216.95" calcext:value-type="float">
            <text:p>216.95</text:p>
          </table:table-cell>
          <table:table-cell office:value-type="float" office:value="1.967" calcext:value-type="float">
            <text:p>1.967</text:p>
          </table:table-cell>
          <table:table-cell table:formula="of:=[.B2]/[.$B$2]" office:value-type="float" office:value="1" calcext:value-type="float">
            <text:p>1</text:p>
          </table:table-cell>
          <table:table-cell table:formula="of:=-LN([.C2])" office:value-type="float" office:value="-0" calcext:value-type="float">
            <text:p>0</text:p>
          </table:table-cell>
          <table:table-cell table:formula="of:=LN([.B2])" office:value-type="float" office:value="0.676509539406922" calcext:value-type="float">
            <text:p>0.676509539406922</text:p>
          </table:table-cell>
          <table:table-cell office:value-type="float" office:value="216.95" calcext:value-type="float">
            <text:p>216.95</text:p>
          </table:table-cell>
          <table:table-cell office:value-type="float" office:value="117.19" calcext:value-type="float">
            <text:p>117.19</text:p>
          </table:table-cell>
        </table:table-row>
        <table:table-row table:style-name="ro1">
          <table:table-cell office:value-type="float" office:value="210.07" calcext:value-type="float">
            <text:p>210.07</text:p>
          </table:table-cell>
          <table:table-cell office:value-type="float" office:value="1.9414" calcext:value-type="float">
            <text:p>1.9414</text:p>
          </table:table-cell>
          <table:table-cell table:formula="of:=[.B3]/[.$B$2]" office:value-type="float" office:value="0.986985256736146" calcext:value-type="float">
            <text:p>0.986985256736146</text:p>
          </table:table-cell>
          <table:table-cell table:formula="of:=-LN([.C3])" office:value-type="float" office:value="0.0131001771109332" calcext:value-type="float">
            <text:p>0.013100177110933</text:p>
          </table:table-cell>
          <table:table-cell table:formula="of:=LN([.B3])" office:value-type="float" office:value="0.663409362295989" calcext:value-type="float">
            <text:p>0.663409362295989</text:p>
          </table:table-cell>
          <table:table-cell office:value-type="float" office:value="210.07" calcext:value-type="float">
            <text:p>210.07</text:p>
          </table:table-cell>
          <table:table-cell office:value-type="float" office:value="120.63" calcext:value-type="float">
            <text:p>120.63</text:p>
          </table:table-cell>
        </table:table-row>
        <table:table-row table:style-name="ro1">
          <table:table-cell office:value-type="float" office:value="203.19" calcext:value-type="float">
            <text:p>203.19</text:p>
          </table:table-cell>
          <table:table-cell office:value-type="float" office:value="1.8706" calcext:value-type="float">
            <text:p>1.8706</text:p>
          </table:table-cell>
          <table:table-cell table:formula="of:=[.B4]/[.$B$2]" office:value-type="float" office:value="0.950991357397051" calcext:value-type="float">
            <text:p>0.950991357397051</text:p>
          </table:table-cell>
          <table:table-cell table:formula="of:=-LN([.C4])" office:value-type="float" office:value="0.0502503043886085" calcext:value-type="float">
            <text:p>0.050250304388609</text:p>
          </table:table-cell>
          <table:table-cell table:formula="of:=LN([.B4])" office:value-type="float" office:value="0.626259235018314" calcext:value-type="float">
            <text:p>0.626259235018314</text:p>
          </table:table-cell>
          <table:table-cell office:value-type="float" office:value="203.19" calcext:value-type="float">
            <text:p>203.19</text:p>
          </table:table-cell>
          <table:table-cell office:value-type="float" office:value="127.51" calcext:value-type="float">
            <text:p>127.51</text:p>
          </table:table-cell>
        </table:table-row>
        <table:table-row table:style-name="ro1">
          <table:table-cell office:value-type="float" office:value="196.31" calcext:value-type="float">
            <text:p>196.31</text:p>
          </table:table-cell>
          <table:table-cell office:value-type="float" office:value="1.7998" calcext:value-type="float">
            <text:p>1.7998</text:p>
          </table:table-cell>
          <table:table-cell table:formula="of:=[.B5]/[.$B$2]" office:value-type="float" office:value="0.914997458057956" calcext:value-type="float">
            <text:p>0.914997458057956</text:p>
          </table:table-cell>
          <table:table-cell table:formula="of:=-LN([.C5])" office:value-type="float" office:value="0.0888339917892109" calcext:value-type="float">
            <text:p>0.088833991789211</text:p>
          </table:table-cell>
          <table:table-cell table:formula="of:=LN([.B5])" office:value-type="float" office:value="0.587675547617711" calcext:value-type="float">
            <text:p>0.587675547617711</text:p>
          </table:table-cell>
          <table:table-cell office:value-type="float" office:value="196.31" calcext:value-type="float">
            <text:p>196.31</text:p>
          </table:table-cell>
          <table:table-cell office:value-type="float" office:value="134.39" calcext:value-type="float">
            <text:p>134.39</text:p>
          </table:table-cell>
        </table:table-row>
        <table:table-row table:style-name="ro1">
          <table:table-cell office:value-type="float" office:value="189.43" calcext:value-type="float">
            <text:p>189.43</text:p>
          </table:table-cell>
          <table:table-cell office:value-type="float" office:value="1.729" calcext:value-type="float">
            <text:p>1.729</text:p>
          </table:table-cell>
          <table:table-cell table:formula="of:=[.B6]/[.$B$2]" office:value-type="float" office:value="0.879003558718861" calcext:value-type="float">
            <text:p>0.879003558718861</text:p>
          </table:table-cell>
          <table:table-cell table:formula="of:=-LN([.C6])" office:value-type="float" office:value="0.128966332705769" calcext:value-type="float">
            <text:p>0.128966332705769</text:p>
          </table:table-cell>
          <table:table-cell table:formula="of:=LN([.B6])" office:value-type="float" office:value="0.547543206701153" calcext:value-type="float">
            <text:p>0.547543206701153</text:p>
          </table:table-cell>
          <table:table-cell office:value-type="float" office:value="189.43" calcext:value-type="float">
            <text:p>189.43</text:p>
          </table:table-cell>
          <table:table-cell office:value-type="float" office:value="141.27" calcext:value-type="float">
            <text:p>141.27</text:p>
          </table:table-cell>
        </table:table-row>
        <table:table-row table:style-name="ro1">
          <table:table-cell office:value-type="float" office:value="182.55" calcext:value-type="float">
            <text:p>182.55</text:p>
          </table:table-cell>
          <table:table-cell office:value-type="float" office:value="1.6582" calcext:value-type="float">
            <text:p>1.6582</text:p>
          </table:table-cell>
          <table:table-cell table:formula="of:=[.B7]/[.$B$2]" office:value-type="float" office:value="0.843009659379766" calcext:value-type="float">
            <text:p>0.843009659379766</text:p>
          </table:table-cell>
          <table:table-cell table:formula="of:=-LN([.C7])" office:value-type="float" office:value="0.170776862706941" calcext:value-type="float">
            <text:p>0.170776862706941</text:p>
          </table:table-cell>
          <table:table-cell table:formula="of:=LN([.B7])" office:value-type="float" office:value="0.505732676699981" calcext:value-type="float">
            <text:p>0.505732676699981</text:p>
          </table:table-cell>
          <table:table-cell office:value-type="float" office:value="182.55" calcext:value-type="float">
            <text:p>182.55</text:p>
          </table:table-cell>
          <table:table-cell office:value-type="float" office:value="148.15" calcext:value-type="float">
            <text:p>148.15</text:p>
          </table:table-cell>
        </table:table-row>
        <table:table-row table:style-name="ro1">
          <table:table-cell office:value-type="float" office:value="175.67" calcext:value-type="float">
            <text:p>175.67</text:p>
          </table:table-cell>
          <table:table-cell office:value-type="float" office:value="1.5874" calcext:value-type="float">
            <text:p>1.5874</text:p>
          </table:table-cell>
          <table:table-cell table:formula="of:=[.B8]/[.$B$2]" office:value-type="float" office:value="0.807015760040671" calcext:value-type="float">
            <text:p>0.807015760040671</text:p>
          </table:table-cell>
          <table:table-cell table:formula="of:=-LN([.C8])" office:value-type="float" office:value="0.214412081732284" calcext:value-type="float">
            <text:p>0.214412081732284</text:p>
          </table:table-cell>
          <table:table-cell table:formula="of:=LN([.B8])" office:value-type="float" office:value="0.462097457674638" calcext:value-type="float">
            <text:p>0.462097457674638</text:p>
          </table:table-cell>
          <table:table-cell office:value-type="float" office:value="175.67" calcext:value-type="float">
            <text:p>175.67</text:p>
          </table:table-cell>
          <table:table-cell office:value-type="float" office:value="155.03" calcext:value-type="float">
            <text:p>155.03</text:p>
          </table:table-cell>
        </table:table-row>
        <table:table-row table:style-name="ro1">
          <table:table-cell office:value-type="float" office:value="168.79" calcext:value-type="float">
            <text:p>168.79</text:p>
          </table:table-cell>
          <table:table-cell office:value-type="float" office:value="1.5166" calcext:value-type="float">
            <text:p>1.5166</text:p>
          </table:table-cell>
          <table:table-cell table:formula="of:=[.B9]/[.$B$2]" office:value-type="float" office:value="0.771021860701576" calcext:value-type="float">
            <text:p>0.771021860701576</text:p>
          </table:table-cell>
          <table:table-cell table:formula="of:=-LN([.C9])" office:value-type="float" office:value="0.260038552122224" calcext:value-type="float">
            <text:p>0.260038552122224</text:p>
          </table:table-cell>
          <table:table-cell table:formula="of:=LN([.B9])" office:value-type="float" office:value="0.416470987284698" calcext:value-type="float">
            <text:p>0.416470987284698</text:p>
          </table:table-cell>
          <table:table-cell office:value-type="float" office:value="168.79" calcext:value-type="float">
            <text:p>168.79</text:p>
          </table:table-cell>
          <table:table-cell office:value-type="float" office:value="161.91" calcext:value-type="float">
            <text:p>161.91</text:p>
          </table:table-cell>
        </table:table-row>
        <table:table-row table:style-name="ro1">
          <table:table-cell office:value-type="float" office:value="161.91" calcext:value-type="float">
            <text:p>161.91</text:p>
          </table:table-cell>
          <table:table-cell office:value-type="float" office:value="1.4458" calcext:value-type="float">
            <text:p>1.4458</text:p>
          </table:table-cell>
          <table:table-cell table:formula="of:=[.B10]/[.$B$2]" office:value-type="float" office:value="0.735027961362481" calcext:value-type="float">
            <text:p>0.735027961362481</text:p>
          </table:table-cell>
          <table:table-cell table:formula="of:=-LN([.C10])" office:value-type="float" office:value="0.307846737822862" calcext:value-type="float">
            <text:p>0.307846737822862</text:p>
          </table:table-cell>
          <table:table-cell table:formula="of:=LN([.B10])" office:value-type="float" office:value="0.36866280158406" calcext:value-type="float">
            <text:p>0.36866280158406</text:p>
          </table:table-cell>
          <table:table-cell office:value-type="float" office:value="161.91" calcext:value-type="float">
            <text:p>161.91</text:p>
          </table:table-cell>
          <table:table-cell office:value-type="float" office:value="168.79" calcext:value-type="float">
            <text:p>168.79</text:p>
          </table:table-cell>
        </table:table-row>
        <table:table-row table:style-name="ro1">
          <table:table-cell office:value-type="float" office:value="155.03" calcext:value-type="float">
            <text:p>155.03</text:p>
          </table:table-cell>
          <table:table-cell office:value-type="float" office:value="1.375" calcext:value-type="float">
            <text:p>1.375</text:p>
          </table:table-cell>
          <table:table-cell table:formula="of:=[.B11]/[.$B$2]" office:value-type="float" office:value="0.699034062023386" calcext:value-type="float">
            <text:p>0.699034062023386</text:p>
          </table:table-cell>
          <table:table-cell table:formula="of:=-LN([.C11])" office:value-type="float" office:value="0.358055808288387" calcext:value-type="float">
            <text:p>0.358055808288387</text:p>
          </table:table-cell>
          <table:table-cell table:formula="of:=LN([.B11])" office:value-type="float" office:value="0.318453731118535" calcext:value-type="float">
            <text:p>0.318453731118535</text:p>
          </table:table-cell>
          <table:table-cell office:value-type="float" office:value="155.03" calcext:value-type="float">
            <text:p>155.03</text:p>
          </table:table-cell>
          <table:table-cell office:value-type="float" office:value="175.67" calcext:value-type="float">
            <text:p>175.67</text:p>
          </table:table-cell>
        </table:table-row>
        <table:table-row table:style-name="ro1">
          <table:table-cell office:value-type="float" office:value="148.15" calcext:value-type="float">
            <text:p>148.15</text:p>
          </table:table-cell>
          <table:table-cell office:value-type="float" office:value="1.3042" calcext:value-type="float">
            <text:p>1.3042</text:p>
          </table:table-cell>
          <table:table-cell table:formula="of:=[.B12]/[.$B$2]" office:value-type="float" office:value="0.663040162684291" calcext:value-type="float">
            <text:p>0.663040162684291</text:p>
          </table:table-cell>
          <table:table-cell table:formula="of:=-LN([.C12])" office:value-type="float" office:value="0.410919713429957" calcext:value-type="float">
            <text:p>0.410919713429957</text:p>
          </table:table-cell>
          <table:table-cell table:formula="of:=LN([.B12])" office:value-type="float" office:value="0.265589825976965" calcext:value-type="float">
            <text:p>0.265589825976965</text:p>
          </table:table-cell>
          <table:table-cell office:value-type="float" office:value="148.15" calcext:value-type="float">
            <text:p>148.15</text:p>
          </table:table-cell>
          <table:table-cell office:value-type="float" office:value="182.55" calcext:value-type="float">
            <text:p>182.55</text:p>
          </table:table-cell>
        </table:table-row>
        <table:table-row table:style-name="ro1">
          <table:table-cell office:value-type="float" office:value="141.27" calcext:value-type="float">
            <text:p>141.27</text:p>
          </table:table-cell>
          <table:table-cell office:value-type="float" office:value="1.2334" calcext:value-type="float">
            <text:p>1.2334</text:p>
          </table:table-cell>
          <table:table-cell table:formula="of:=[.B13]/[.$B$2]" office:value-type="float" office:value="0.627046263345196" calcext:value-type="float">
            <text:p>0.627046263345196</text:p>
          </table:table-cell>
          <table:table-cell table:formula="of:=-LN([.C13])" office:value-type="float" office:value="0.466734955831667" calcext:value-type="float">
            <text:p>0.466734955831667</text:p>
          </table:table-cell>
          <table:table-cell table:formula="of:=LN([.B13])" office:value-type="float" office:value="0.209774583575255" calcext:value-type="float">
            <text:p>0.209774583575255</text:p>
          </table:table-cell>
          <table:table-cell office:value-type="float" office:value="141.27" calcext:value-type="float">
            <text:p>141.27</text:p>
          </table:table-cell>
          <table:table-cell office:value-type="float" office:value="189.43" calcext:value-type="float">
            <text:p>189.43</text:p>
          </table:table-cell>
        </table:table-row>
        <table:table-row table:style-name="ro1">
          <table:table-cell office:value-type="float" office:value="134.39" calcext:value-type="float">
            <text:p>134.39</text:p>
          </table:table-cell>
          <table:table-cell office:value-type="float" office:value="1.1626" calcext:value-type="float">
            <text:p>1.1626</text:p>
          </table:table-cell>
          <table:table-cell table:formula="of:=[.B14]/[.$B$2]" office:value-type="float" office:value="0.591052364006101" calcext:value-type="float">
            <text:p>0.591052364006101</text:p>
          </table:table-cell>
          <table:table-cell table:formula="of:=-LN([.C14])" office:value-type="float" office:value="0.525850663121809" calcext:value-type="float">
            <text:p>0.525850663121809</text:p>
          </table:table-cell>
          <table:table-cell table:formula="of:=LN([.B14])" office:value-type="float" office:value="0.150658876285113" calcext:value-type="float">
            <text:p>0.150658876285113</text:p>
          </table:table-cell>
          <table:table-cell office:value-type="float" office:value="134.39" calcext:value-type="float">
            <text:p>134.39</text:p>
          </table:table-cell>
          <table:table-cell office:value-type="float" office:value="196.31" calcext:value-type="float">
            <text:p>196.31</text:p>
          </table:table-cell>
        </table:table-row>
        <table:table-row table:style-name="ro1">
          <table:table-cell office:value-type="float" office:value="127.51" calcext:value-type="float">
            <text:p>127.51</text:p>
          </table:table-cell>
          <table:table-cell office:value-type="float" office:value="1.0918" calcext:value-type="float">
            <text:p>1.0918</text:p>
          </table:table-cell>
          <table:table-cell table:formula="of:=[.B15]/[.$B$2]" office:value-type="float" office:value="0.555058464667006" calcext:value-type="float">
            <text:p>0.555058464667006</text:p>
          </table:table-cell>
          <table:table-cell table:formula="of:=-LN([.C15])" office:value-type="float" office:value="0.588681829041402" calcext:value-type="float">
            <text:p>0.588681829041402</text:p>
          </table:table-cell>
          <table:table-cell table:formula="of:=LN([.B15])" office:value-type="float" office:value="0.0878277103655203" calcext:value-type="float">
            <text:p>0.08782771036552</text:p>
          </table:table-cell>
          <table:table-cell office:value-type="float" office:value="127.51" calcext:value-type="float">
            <text:p>127.51</text:p>
          </table:table-cell>
          <table:table-cell office:value-type="float" office:value="203.19" calcext:value-type="float">
            <text:p>203.19</text:p>
          </table:table-cell>
        </table:table-row>
        <table:table-row table:style-name="ro1">
          <table:table-cell office:value-type="float" office:value="120.63" calcext:value-type="float">
            <text:p>120.63</text:p>
          </table:table-cell>
          <table:table-cell office:value-type="float" office:value="1.021" calcext:value-type="float">
            <text:p>1.021</text:p>
          </table:table-cell>
          <table:table-cell table:formula="of:=[.B16]/[.$B$2]" office:value-type="float" office:value="0.51906456532791" calcext:value-type="float">
            <text:p>0.51906456532791</text:p>
          </table:table-cell>
          <table:table-cell table:formula="of:=-LN([.C16])" office:value-type="float" office:value="0.655727000224394" calcext:value-type="float">
            <text:p>0.655727000224394</text:p>
          </table:table-cell>
          <table:table-cell table:formula="of:=LN([.B16])" office:value-type="float" office:value="0.0207825391825284" calcext:value-type="float">
            <text:p>0.020782539182529</text:p>
          </table:table-cell>
          <table:table-cell office:value-type="float" office:value="120.63" calcext:value-type="float">
            <text:p>120.63</text:p>
          </table:table-cell>
          <table:table-cell office:value-type="float" office:value="210.07" calcext:value-type="float">
            <text:p>210.07</text:p>
          </table:table-cell>
        </table:table-row>
        <table:table-row table:style-name="ro1">
          <table:table-cell office:value-type="float" office:value="117.19" calcext:value-type="float">
            <text:p>117.19</text:p>
          </table:table-cell>
          <table:table-cell office:value-type="float" office:value="0.9502" calcext:value-type="float">
            <text:p>0.9502</text:p>
          </table:table-cell>
          <table:table-cell table:formula="of:=[.B17]/[.$B$2]" office:value-type="float" office:value="0.483070665988816" calcext:value-type="float">
            <text:p>0.483070665988816</text:p>
          </table:table-cell>
          <table:table-cell table:formula="of:=-LN([.C17])" office:value-type="float" office:value="0.727592329636238" calcext:value-type="float">
            <text:p>0.727592329636238</text:p>
          </table:table-cell>
          <table:table-cell table:formula="of:=LN([.B17])" office:value-type="float" office:value="-0.0510827902293161" calcext:value-type="float">
            <text:p>-0.051082790229316</text:p>
          </table:table-cell>
          <table:table-cell office:value-type="float" office:value="117.19" calcext:value-type="float">
            <text:p>117.19</text:p>
          </table:table-cell>
          <table:table-cell office:value-type="float" office:value="216.95" calcext:value-type="float">
            <text:p>216.95</text:p>
          </table:table-cell>
        </table:table-row>
      </table:table>
      <table:table table:name="B" table:style-name="ta1">
        <table:shapes>
          <draw:frame draw:z-index="0" draw:style-name="gr1" draw:text-style-name="P1" svg:width="180.9mm" svg:height="104.12mm" svg:x="83.9mm" svg:y="69.33mm">
            <loext:p draw:notify-on-update-of-ranges="B.A2:B.A12 B.D1:B.D1 B.D2:B.D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18.81mm" svg:height="126.7mm" svg:x="168.08mm" svg:y="60.83mm">
            <loext:p draw:notify-on-update-of-ranges="B.F2:B.F12 B.I1:B.I1 B.I2:B.I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94.19mm" svg:height="109.23mm" svg:x="125.68mm" svg:y="1mm">
            <loext:p draw:notify-on-update-of-ranges="B.K2:B.K8 B.N1:B.N1 B.N2:B.N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3"/>
        <table:table-row table:style-name="ro1">
          <table:table-cell table:style-name="Default" office:value-type="string" calcext:value-type="string">
            <text:p>T°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V/V₀</text:p>
          </table:table-cell>
          <table:table-cell table:style-name="Default" office:value-type="string" calcext:value-type="string">
            <text:p>ln(V/V₀)</text:p>
          </table:table-cell>
          <table:table-cell/>
          <table:table-cell table:style-name="Default" office:value-type="string" calcext:value-type="string">
            <text:p>T°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V/V₀</text:p>
          </table:table-cell>
          <table:table-cell table:style-name="Default" office:value-type="string" calcext:value-type="string">
            <text:p>ln(V/V₀)</text:p>
          </table:table-cell>
          <table:table-cell/>
          <table:table-cell table:style-name="Default" office:value-type="string" calcext:value-type="string">
            <text:p>T°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V/V₀</text:p>
          </table:table-cell>
          <table:table-cell table:style-name="Default" office:value-type="string" calcext:value-type="string">
            <text:p>ln(V/V₀)</text:p>
          </table:table-cell>
        </table:table-row>
        <table:table-row table:style-name="ro1">
          <table:table-cell office:value-type="float" office:value="20" calcext:value-type="float">
            <text:p>20.0</text:p>
          </table:table-cell>
          <table:table-cell office:value-type="float" office:value="25" calcext:value-type="float">
            <text:p>25.00</text:p>
          </table:table-cell>
          <table:table-cell table:formula="of:=[.B2]/[.$B$2]" office:value-type="float" office:value="1" calcext:value-type="float">
            <text:p>1.0000</text:p>
          </table:table-cell>
          <table:table-cell table:formula="of:=LN([.C2])" office:value-type="float" office:value="0" calcext:value-type="float">
            <text:p>0.0000</text:p>
          </table:table-cell>
          <table:table-cell/>
          <table:table-cell office:value-type="float" office:value="20" calcext:value-type="float">
            <text:p>20.0</text:p>
          </table:table-cell>
          <table:table-cell office:value-type="float" office:value="25" calcext:value-type="float">
            <text:p>25.00</text:p>
          </table:table-cell>
          <table:table-cell table:formula="of:=[.G2]/[.$B$2]" office:value-type="float" office:value="1" calcext:value-type="float">
            <text:p>1.0000</text:p>
          </table:table-cell>
          <table:table-cell table:formula="of:=LN([.H2])" office:value-type="float" office:value="0" calcext:value-type="float">
            <text:p>0.0000</text:p>
          </table:table-cell>
          <table:table-cell/>
          <table:table-cell office:value-type="float" office:value="23.2" calcext:value-type="float">
            <text:p>23.2</text:p>
          </table:table-cell>
          <table:table-cell office:value-type="float" office:value="25" calcext:value-type="float">
            <text:p>25.00</text:p>
          </table:table-cell>
          <table:table-cell table:formula="of:=[.L2]/[.$B$2]" office:value-type="float" office:value="1" calcext:value-type="float">
            <text:p>1.0000</text:p>
          </table:table-cell>
          <table:table-cell table:formula="of:=LN([.M2])" office:value-type="float" office:value="0" calcext:value-type="float">
            <text:p>0.0000</text:p>
          </table:table-cell>
        </table:table-row>
        <table:table-row table:style-name="ro1">
          <table:table-cell office:value-type="float" office:value="23" calcext:value-type="float">
            <text:p>23.0</text:p>
          </table:table-cell>
          <table:table-cell office:value-type="float" office:value="25.05" calcext:value-type="float">
            <text:p>25.05</text:p>
          </table:table-cell>
          <table:table-cell table:formula="of:=[.B3]/[.$B$2]" office:value-type="float" office:value="1.002" calcext:value-type="float">
            <text:p>1.0020</text:p>
          </table:table-cell>
          <table:table-cell table:formula="of:=LN([.C3])" office:value-type="float" office:value="0.00199800266267306" calcext:value-type="float">
            <text:p>0.0020</text:p>
          </table:table-cell>
          <table:table-cell/>
          <table:table-cell office:value-type="float" office:value="25.5" calcext:value-type="float">
            <text:p>25.5</text:p>
          </table:table-cell>
          <table:table-cell office:value-type="float" office:value="25.05" calcext:value-type="float">
            <text:p>25.05</text:p>
          </table:table-cell>
          <table:table-cell table:formula="of:=[.G3]/[.$B$2]" office:value-type="float" office:value="1.002" calcext:value-type="float">
            <text:p>1.0020</text:p>
          </table:table-cell>
          <table:table-cell table:formula="of:=LN([.H3])" office:value-type="float" office:value="0.00199800266267306" calcext:value-type="float">
            <text:p>0.0020</text:p>
          </table:table-cell>
          <table:table-cell/>
          <table:table-cell office:value-type="float" office:value="38.1" calcext:value-type="float">
            <text:p>38.1</text:p>
          </table:table-cell>
          <table:table-cell office:value-type="float" office:value="25.05" calcext:value-type="float">
            <text:p>25.05</text:p>
          </table:table-cell>
          <table:table-cell table:formula="of:=[.L3]/[.$B$2]" office:value-type="float" office:value="1.002" calcext:value-type="float">
            <text:p>1.0020</text:p>
          </table:table-cell>
          <table:table-cell table:formula="of:=LN([.M3])" office:value-type="float" office:value="0.00199800266267306" calcext:value-type="float">
            <text:p>0.0020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25.1" calcext:value-type="float">
            <text:p>25.10</text:p>
          </table:table-cell>
          <table:table-cell table:formula="of:=[.B4]/[.$B$2]" office:value-type="float" office:value="1.004" calcext:value-type="float">
            <text:p>1.0040</text:p>
          </table:table-cell>
          <table:table-cell table:formula="of:=LN([.C4])" office:value-type="float" office:value="0.00399202126953746" calcext:value-type="float">
            <text:p>0.0040</text:p>
          </table:table-cell>
          <table:table-cell/>
          <table:table-cell office:value-type="float" office:value="27.4" calcext:value-type="float">
            <text:p>27.4</text:p>
          </table:table-cell>
          <table:table-cell office:value-type="float" office:value="25.1" calcext:value-type="float">
            <text:p>25.10</text:p>
          </table:table-cell>
          <table:table-cell table:formula="of:=[.G4]/[.$B$2]" office:value-type="float" office:value="1.004" calcext:value-type="float">
            <text:p>1.0040</text:p>
          </table:table-cell>
          <table:table-cell table:formula="of:=LN([.H4])" office:value-type="float" office:value="0.00399202126953746" calcext:value-type="float">
            <text:p>0.0040</text:p>
          </table:table-cell>
          <table:table-cell/>
          <table:table-cell office:value-type="float" office:value="44.2" calcext:value-type="float">
            <text:p>44.2</text:p>
          </table:table-cell>
          <table:table-cell office:value-type="float" office:value="25.1" calcext:value-type="float">
            <text:p>25.10</text:p>
          </table:table-cell>
          <table:table-cell table:formula="of:=[.L4]/[.$B$2]" office:value-type="float" office:value="1.004" calcext:value-type="float">
            <text:p>1.0040</text:p>
          </table:table-cell>
          <table:table-cell table:formula="of:=LN([.M4])" office:value-type="float" office:value="0.00399202126953746" calcext:value-type="float">
            <text:p>0.0040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25.15" calcext:value-type="float">
            <text:p>25.15</text:p>
          </table:table-cell>
          <table:table-cell table:formula="of:=[.B5]/[.$B$2]" office:value-type="float" office:value="1.006" calcext:value-type="float">
            <text:p>1.0060</text:p>
          </table:table-cell>
          <table:table-cell table:formula="of:=LN([.C5])" office:value-type="float" office:value="0.00598207167754747" calcext:value-type="float">
            <text:p>0.0060</text:p>
          </table:table-cell>
          <table:table-cell/>
          <table:table-cell office:value-type="float" office:value="30.4" calcext:value-type="float">
            <text:p>30.4</text:p>
          </table:table-cell>
          <table:table-cell office:value-type="float" office:value="25.15" calcext:value-type="float">
            <text:p>25.15</text:p>
          </table:table-cell>
          <table:table-cell table:formula="of:=[.G5]/[.$B$2]" office:value-type="float" office:value="1.006" calcext:value-type="float">
            <text:p>1.0060</text:p>
          </table:table-cell>
          <table:table-cell table:formula="of:=LN([.H5])" office:value-type="float" office:value="0.00598207167754747" calcext:value-type="float">
            <text:p>0.0060</text:p>
          </table:table-cell>
          <table:table-cell/>
          <table:table-cell office:value-type="float" office:value="48.9" calcext:value-type="float">
            <text:p>48.9</text:p>
          </table:table-cell>
          <table:table-cell office:value-type="float" office:value="25.15" calcext:value-type="float">
            <text:p>25.15</text:p>
          </table:table-cell>
          <table:table-cell table:formula="of:=[.L5]/[.$B$2]" office:value-type="float" office:value="1.006" calcext:value-type="float">
            <text:p>1.0060</text:p>
          </table:table-cell>
          <table:table-cell table:formula="of:=LN([.M5])" office:value-type="float" office:value="0.00598207167754747" calcext:value-type="float">
            <text:p>0.0060</text:p>
          </table:table-cell>
        </table:table-row>
        <table:table-row table:style-name="ro1">
          <table:table-cell office:value-type="float" office:value="29.7" calcext:value-type="float">
            <text:p>29.7</text:p>
          </table:table-cell>
          <table:table-cell office:value-type="float" office:value="25.2" calcext:value-type="float">
            <text:p>25.20</text:p>
          </table:table-cell>
          <table:table-cell table:formula="of:=[.B6]/[.$B$2]" office:value-type="float" office:value="1.008" calcext:value-type="float">
            <text:p>1.0080</text:p>
          </table:table-cell>
          <table:table-cell table:formula="of:=LN([.C6])" office:value-type="float" office:value="0.00796816964917688" calcext:value-type="float">
            <text:p>0.0080</text:p>
          </table:table-cell>
          <table:table-cell/>
          <table:table-cell office:value-type="float" office:value="32.6" calcext:value-type="float">
            <text:p>32.6</text:p>
          </table:table-cell>
          <table:table-cell office:value-type="float" office:value="25.2" calcext:value-type="float">
            <text:p>25.20</text:p>
          </table:table-cell>
          <table:table-cell table:formula="of:=[.G6]/[.$B$2]" office:value-type="float" office:value="1.008" calcext:value-type="float">
            <text:p>1.0080</text:p>
          </table:table-cell>
          <table:table-cell table:formula="of:=LN([.H6])" office:value-type="float" office:value="0.00796816964917688" calcext:value-type="float">
            <text:p>0.0080</text:p>
          </table:table-cell>
          <table:table-cell/>
          <table:table-cell office:value-type="float" office:value="54.9" calcext:value-type="float">
            <text:p>54.9</text:p>
          </table:table-cell>
          <table:table-cell office:value-type="float" office:value="25.2" calcext:value-type="float">
            <text:p>25.20</text:p>
          </table:table-cell>
          <table:table-cell table:formula="of:=[.L6]/[.$B$2]" office:value-type="float" office:value="1.008" calcext:value-type="float">
            <text:p>1.0080</text:p>
          </table:table-cell>
          <table:table-cell table:formula="of:=LN([.M6])" office:value-type="float" office:value="0.00796816964917688" calcext:value-type="float">
            <text:p>0.0080</text:p>
          </table:table-cell>
        </table:table-row>
        <table:table-row table:style-name="ro1">
          <table:table-cell office:value-type="float" office:value="31" calcext:value-type="float">
            <text:p>31.0</text:p>
          </table:table-cell>
          <table:table-cell office:value-type="float" office:value="25.25" calcext:value-type="float">
            <text:p>25.25</text:p>
          </table:table-cell>
          <table:table-cell table:formula="of:=[.B7]/[.$B$2]" office:value-type="float" office:value="1.01" calcext:value-type="float">
            <text:p>1.0100</text:p>
          </table:table-cell>
          <table:table-cell table:formula="of:=LN([.C7])" office:value-type="float" office:value="0.00995033085316831" calcext:value-type="float">
            <text:p>0.0100</text:p>
          </table:table-cell>
          <table:table-cell/>
          <table:table-cell office:value-type="float" office:value="35.3" calcext:value-type="float">
            <text:p>35.3</text:p>
          </table:table-cell>
          <table:table-cell office:value-type="float" office:value="25.25" calcext:value-type="float">
            <text:p>25.25</text:p>
          </table:table-cell>
          <table:table-cell table:formula="of:=[.G7]/[.$B$2]" office:value-type="float" office:value="1.01" calcext:value-type="float">
            <text:p>1.0100</text:p>
          </table:table-cell>
          <table:table-cell table:formula="of:=LN([.H7])" office:value-type="float" office:value="0.00995033085316831" calcext:value-type="float">
            <text:p>0.0100</text:p>
          </table:table-cell>
          <table:table-cell/>
          <table:table-cell office:value-type="float" office:value="58.9" calcext:value-type="float">
            <text:p>58.9</text:p>
          </table:table-cell>
          <table:table-cell office:value-type="float" office:value="25.25" calcext:value-type="float">
            <text:p>25.25</text:p>
          </table:table-cell>
          <table:table-cell table:formula="of:=[.L7]/[.$B$2]" office:value-type="float" office:value="1.01" calcext:value-type="float">
            <text:p>1.0100</text:p>
          </table:table-cell>
          <table:table-cell table:formula="of:=LN([.M7])" office:value-type="float" office:value="0.00995033085316831" calcext:value-type="float">
            <text:p>0.0100</text:p>
          </table:table-cell>
        </table:table-row>
        <table:table-row table:style-name="ro1">
          <table:table-cell office:value-type="float" office:value="33" calcext:value-type="float">
            <text:p>33.0</text:p>
          </table:table-cell>
          <table:table-cell office:value-type="float" office:value="25.3" calcext:value-type="float">
            <text:p>25.30</text:p>
          </table:table-cell>
          <table:table-cell table:formula="of:=[.B8]/[.$B$2]" office:value-type="float" office:value="1.012" calcext:value-type="float">
            <text:p>1.0120</text:p>
          </table:table-cell>
          <table:table-cell table:formula="of:=LN([.C8])" office:value-type="float" office:value="0.011928570865274" calcext:value-type="float">
            <text:p>0.0119</text:p>
          </table:table-cell>
          <table:table-cell/>
          <table:table-cell office:value-type="float" office:value="38" calcext:value-type="float">
            <text:p>38.0</text:p>
          </table:table-cell>
          <table:table-cell office:value-type="float" office:value="25.3" calcext:value-type="float">
            <text:p>25.30</text:p>
          </table:table-cell>
          <table:table-cell table:formula="of:=[.G8]/[.$B$2]" office:value-type="float" office:value="1.012" calcext:value-type="float">
            <text:p>1.0120</text:p>
          </table:table-cell>
          <table:table-cell table:formula="of:=LN([.H8])" office:value-type="float" office:value="0.011928570865274" calcext:value-type="float">
            <text:p>0.0119</text:p>
          </table:table-cell>
          <table:table-cell/>
          <table:table-cell office:value-type="float" office:value="60" calcext:value-type="float">
            <text:p>60.0</text:p>
          </table:table-cell>
          <table:table-cell office:value-type="float" office:value="25.3" calcext:value-type="float">
            <text:p>25.30</text:p>
          </table:table-cell>
          <table:table-cell table:formula="of:=[.L8]/[.$B$2]" office:value-type="float" office:value="1.012" calcext:value-type="float">
            <text:p>1.0120</text:p>
          </table:table-cell>
          <table:table-cell table:formula="of:=LN([.M8])" office:value-type="float" office:value="0.011928570865274" calcext:value-type="float">
            <text:p>0.0119</text:p>
          </table:table-cell>
        </table:table-row>
        <table:table-row table:style-name="ro1">
          <table:table-cell office:value-type="float" office:value="34.9" calcext:value-type="float">
            <text:p>34.9</text:p>
          </table:table-cell>
          <table:table-cell office:value-type="float" office:value="25.35" calcext:value-type="float">
            <text:p>25.35</text:p>
          </table:table-cell>
          <table:table-cell table:formula="of:=[.B9]/[.$B$2]" office:value-type="float" office:value="1.014" calcext:value-type="float">
            <text:p>1.0140</text:p>
          </table:table-cell>
          <table:table-cell table:formula="of:=LN([.C9])" office:value-type="float" office:value="0.0139029051689917" calcext:value-type="float">
            <text:p>0.0139</text:p>
          </table:table-cell>
          <table:table-cell/>
          <table:table-cell office:value-type="float" office:value="40.4" calcext:value-type="float">
            <text:p>40.4</text:p>
          </table:table-cell>
          <table:table-cell office:value-type="float" office:value="25.35" calcext:value-type="float">
            <text:p>25.35</text:p>
          </table:table-cell>
          <table:table-cell table:formula="of:=[.G9]/[.$B$2]" office:value-type="float" office:value="1.014" calcext:value-type="float">
            <text:p>1.0140</text:p>
          </table:table-cell>
          <table:table-cell table:formula="of:=LN([.H9])" office:value-type="float" office:value="0.0139029051689917" calcext:value-type="float">
            <text:p>0.0139</text:p>
          </table:table-cell>
          <table:table-cell table:number-columns-repeated="5"/>
        </table:table-row>
        <table:table-row table:style-name="ro1">
          <table:table-cell office:value-type="float" office:value="36.6" calcext:value-type="float">
            <text:p>36.6</text:p>
          </table:table-cell>
          <table:table-cell office:value-type="float" office:value="25.4" calcext:value-type="float">
            <text:p>25.40</text:p>
          </table:table-cell>
          <table:table-cell table:formula="of:=[.B10]/[.$B$2]" office:value-type="float" office:value="1.016" calcext:value-type="float">
            <text:p>1.0160</text:p>
          </table:table-cell>
          <table:table-cell table:formula="of:=LN([.C10])" office:value-type="float" office:value="0.0158733491562906" calcext:value-type="float">
            <text:p>0.0159</text:p>
          </table:table-cell>
          <table:table-cell/>
          <table:table-cell office:value-type="float" office:value="42.8" calcext:value-type="float">
            <text:p>42.8</text:p>
          </table:table-cell>
          <table:table-cell office:value-type="float" office:value="25.4" calcext:value-type="float">
            <text:p>25.40</text:p>
          </table:table-cell>
          <table:table-cell table:formula="of:=[.G10]/[.$B$2]" office:value-type="float" office:value="1.016" calcext:value-type="float">
            <text:p>1.0160</text:p>
          </table:table-cell>
          <table:table-cell table:formula="of:=LN([.H10])" office:value-type="float" office:value="0.0158733491562906" calcext:value-type="float">
            <text:p>0.0159</text:p>
          </table:table-cell>
          <table:table-cell table:number-columns-repeated="5"/>
        </table:table-row>
        <table:table-row table:style-name="ro1">
          <table:table-cell office:value-type="float" office:value="38.4" calcext:value-type="float">
            <text:p>38.4</text:p>
          </table:table-cell>
          <table:table-cell office:value-type="float" office:value="25.45" calcext:value-type="float">
            <text:p>25.45</text:p>
          </table:table-cell>
          <table:table-cell table:formula="of:=[.B11]/[.$B$2]" office:value-type="float" office:value="1.018" calcext:value-type="float">
            <text:p>1.0180</text:p>
          </table:table-cell>
          <table:table-cell table:formula="of:=LN([.C11])" office:value-type="float" office:value="0.0178399181283315" calcext:value-type="float">
            <text:p>0.0178</text:p>
          </table:table-cell>
          <table:table-cell/>
          <table:table-cell office:value-type="float" office:value="45.5" calcext:value-type="float">
            <text:p>45.5</text:p>
          </table:table-cell>
          <table:table-cell office:value-type="float" office:value="25.45" calcext:value-type="float">
            <text:p>25.45</text:p>
          </table:table-cell>
          <table:table-cell table:formula="of:=[.G11]/[.$B$2]" office:value-type="float" office:value="1.018" calcext:value-type="float">
            <text:p>1.0180</text:p>
          </table:table-cell>
          <table:table-cell table:formula="of:=LN([.H11])" office:value-type="float" office:value="0.0178399181283315" calcext:value-type="float">
            <text:p>0.0178</text:p>
          </table:table-cell>
          <table:table-cell table:number-columns-repeated="5"/>
        </table:table-row>
        <table:table-row table:style-name="ro1">
          <table:table-cell office:value-type="float" office:value="40.5" calcext:value-type="float">
            <text:p>40.5</text:p>
          </table:table-cell>
          <table:table-cell office:value-type="float" office:value="25.5" calcext:value-type="float">
            <text:p>25.50</text:p>
          </table:table-cell>
          <table:table-cell table:formula="of:=[.B12]/[.$B$2]" office:value-type="float" office:value="1.02" calcext:value-type="float">
            <text:p>1.0200</text:p>
          </table:table-cell>
          <table:table-cell table:formula="of:=LN([.C12])" office:value-type="float" office:value="0.0198026272961802" calcext:value-type="float">
            <text:p>0.0198</text:p>
          </table:table-cell>
          <table:table-cell/>
          <table:table-cell office:value-type="float" office:value="48.2" calcext:value-type="float">
            <text:p>48.2</text:p>
          </table:table-cell>
          <table:table-cell office:value-type="float" office:value="25.5" calcext:value-type="float">
            <text:p>25.50</text:p>
          </table:table-cell>
          <table:table-cell table:formula="of:=[.G12]/[.$B$2]" office:value-type="float" office:value="1.02" calcext:value-type="float">
            <text:p>1.0200</text:p>
          </table:table-cell>
          <table:table-cell table:formula="of:=LN([.H12])" office:value-type="float" office:value="0.0198026272961802" calcext:value-type="float">
            <text:p>0.019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4" loext:min-decimal-places="4"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7" loext:min-decimal-places="7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1">00/00/0000</text:date>, <text:time style:data-style-name="N2" text:time-value="16:05:22.79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02:38:16.634000000</meta:creation-date>
    <dc:date>2017-02-21T16:07:48.173000000</dc:date>
    <meta:editing-duration>PT31M46S</meta:editing-duration>
    <meta:editing-cycles>2</meta:editing-cycles>
    <meta:generator>LibreOffice/5.2.5.1$Windows_x86 LibreOffice_project/0312e1a284a7d50ca85a365c316c7abbf20a4d22</meta:generator>
    <meta:document-statistic meta:table-count="2" meta:cell-count="24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fo:font-weight="bold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0" style:family="chart" style:data-style-name="N108">
      <style:text-properties fo:font-size="12pt" fo:font-weight="bol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3.286cm" svg:y="0.185cm" style:legend-expansion="wide" chart:style-name="ch2"/>
        <chart:plot-area chart:style-name="ch3" table:cell-range-address="A.A2:A.A17 A.D1:A.D17" chart:data-source-has-labels="row" svg:x="1.623cm" svg:y="1.122cm" svg:width="14.057cm" svg:height="6.425cm">
          <chartooo:coordinate-region svg:x="2.456cm" svg:y="1.348cm" svg:width="12.865cm" svg:height="5.499cm"/>
          <chart:axis chart:dimension="x" chart:name="primary-x" chart:style-name="ch4">
            <chart:title svg:x="6.987cm" svg:y="7.727cm" chart:style-name="ch5">
              <text:p>Presión(kPa)</text:p>
            </chart:title>
          </chart:axis>
          <chart:axis chart:dimension="y" chart:name="primary-y" chart:style-name="ch4">
            <chart:title svg:x="0.451cm" svg:y="5.323cm" chart:style-name="ch6">
              <text:p>ln(V/V₀)</text:p>
            </chart:title>
            <chart:grid chart:style-name="ch7" chart:class="major"/>
          </chart:axis>
          <chart:series chart:style-name="ch8" chart:values-cell-range-address="A.D2:A.D17" chart:label-cell-address="A.D1:A.D1" chart:class="chart:scatter">
            <chart:domain table:cell-range-address="A.A2:A.A17"/>
            <chart:regression-curve chart:style-name="ch9">
              <chart:equation chart:display-equation="true" chart:display-r-square="true" svg:x="8.405cm" svg:y="2.67cm" chart:style-name="ch10"/>
            </chart:regression-curve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ln(V/V₀)</text:p>
                <draw:g>
                  <svg:desc>A.D1: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6.95">
                <text:p>216.95</text:p>
                <draw:g>
                  <svg:desc>A.A2:A.A17</svg:desc>
                </draw:g>
              </table:table-cell>
              <table:table-cell office:value-type="float" office:value="-0">
                <text:p>-0</text:p>
                <draw:g>
                  <svg:desc>A.D2:A.D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0.07">
                <text:p>210.07</text:p>
              </table:table-cell>
              <table:table-cell office:value-type="float" office:value="0.0131001771109332">
                <text:p>0.0131001771109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3.19">
                <text:p>203.19</text:p>
              </table:table-cell>
              <table:table-cell office:value-type="float" office:value="0.0502503043886085">
                <text:p>0.0502503043886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.31">
                <text:p>196.31</text:p>
              </table:table-cell>
              <table:table-cell office:value-type="float" office:value="0.0888339917892109">
                <text:p>0.08883399178921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.43">
                <text:p>189.43</text:p>
              </table:table-cell>
              <table:table-cell office:value-type="float" office:value="0.128966332705769">
                <text:p>0.1289663327057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2.55">
                <text:p>182.55</text:p>
              </table:table-cell>
              <table:table-cell office:value-type="float" office:value="0.170776862706941">
                <text:p>0.170776862706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.67">
                <text:p>175.67</text:p>
              </table:table-cell>
              <table:table-cell office:value-type="float" office:value="0.214412081732284">
                <text:p>0.2144120817322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8.79">
                <text:p>168.79</text:p>
              </table:table-cell>
              <table:table-cell office:value-type="float" office:value="0.260038552122224">
                <text:p>0.260038552122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1.91">
                <text:p>161.91</text:p>
              </table:table-cell>
              <table:table-cell office:value-type="float" office:value="0.307846737822862">
                <text:p>0.3078467378228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.03">
                <text:p>155.03</text:p>
              </table:table-cell>
              <table:table-cell office:value-type="float" office:value="0.358055808288387">
                <text:p>0.3580558082883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8.15">
                <text:p>148.15</text:p>
              </table:table-cell>
              <table:table-cell office:value-type="float" office:value="0.410919713429957">
                <text:p>0.4109197134299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1.27">
                <text:p>141.27</text:p>
              </table:table-cell>
              <table:table-cell office:value-type="float" office:value="0.466734955831667">
                <text:p>0.466734955831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4.39">
                <text:p>134.39</text:p>
              </table:table-cell>
              <table:table-cell office:value-type="float" office:value="0.525850663121809">
                <text:p>0.5258506631218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.51">
                <text:p>127.51</text:p>
              </table:table-cell>
              <table:table-cell office:value-type="float" office:value="0.588681829041402">
                <text:p>0.5886818290414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.63">
                <text:p>120.63</text:p>
              </table:table-cell>
              <table:table-cell office:value-type="float" office:value="0.655727000224394">
                <text:p>0.6557270002243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.19">
                <text:p>117.19</text:p>
              </table:table-cell>
              <table:table-cell office:value-type="float" office:value="0.727592329636238">
                <text:p>0.72759232963623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4" loext:min-decimal-places="4"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fo:font-weight="bold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6" style:family="chart">
      <style:chart-properties chart:auto-position="true" style:rotation-angle="0"/>
      <style:text-properties fo:font-size="13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9" style:family="chart">
      <style:chart-properties chart:auto-position="true" style:rotation-angle="90"/>
      <style:text-properties fo:font-size="13pt" fo:font-weight="bold" style:font-size-asian="9pt" style:font-size-complex="9pt"/>
    </style:style>
    <style:style style:name="ch10" style:family="chart" style:data-style-name="N108">
      <style:chart-properties chart:symbol-type="named-symbol" chart:symbol-name="diamond" chart:symbol-width="0.3cm" chart:symbol-height="0.3cm" chart:link-data-style-to-source="true"/>
      <style:graphic-properties draw:stroke="none" svg:stroke-width="0.08cm" svg:stroke-color="#111111" draw:fill-color="#111111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666666"/>
    </style:style>
    <style:style style:name="ch12" style:family="chart" style:data-style-name="N108">
      <style:text-properties fo:font-size="12pt" fo:font-weight="bold"/>
    </style:style>
    <style:style style:name="ch13" style:family="chart">
      <style:chart-properties chart:solid-type="cuboid" chart:symbol-type="named-symbol" chart:symbol-name="diamond" chart:symbol-width="0.3cm" chart:symbol-height="0.3cm"/>
      <style:graphic-properties svg:stroke-color="#000000" draw:fill-color="#00000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091cm" svg:height="10.413cm" xlink:href=".." xlink:type="simple" chart:class="chart:scatter" chart:style-name="ch1">
        <chart:title svg:x="8.366cm" svg:y="0.344cm" chart:style-name="ch2">
          <text:p>Diésel</text:p>
        </chart:title>
        <chart:legend chart:legend-position="top" svg:x="5.589cm" svg:y="1.308cm" style:legend-expansion="wide" chart:style-name="ch3"/>
        <chart:plot-area chart:style-name="ch4" table:cell-range-address="B.A2:B.A12 B.D1:B.D12" chart:data-source-has-labels="row" svg:x="1.591cm" svg:y="2.167cm" svg:width="16.139cm" svg:height="6.838cm">
          <chartooo:coordinate-region svg:x="3.138cm" svg:y="2.393cm" svg:width="14.18cm" svg:height="5.912cm"/>
          <chart:axis chart:dimension="x" chart:name="primary-x" chart:style-name="ch5">
            <chart:title svg:x="7.778cm" svg:y="9.214cm" chart:style-name="ch6">
              <text:p>Temperatura (°C)</text:p>
            </chart:title>
            <chart:grid chart:style-name="ch7" chart:class="major"/>
          </chart:axis>
          <chart:axis chart:dimension="y" chart:name="primary-y" chart:style-name="ch8">
            <chart:title svg:x="0.451cm" svg:y="6.463cm" chart:style-name="ch9">
              <text:p>ln(V/V₀)</text:p>
            </chart:title>
            <chart:grid chart:style-name="ch7" chart:class="major"/>
          </chart:axis>
          <chart:series chart:style-name="ch10" chart:values-cell-range-address="B.D2:B.D12" chart:label-cell-address="B.D1:B.D1" chart:class="chart:scatter">
            <chart:domain table:cell-range-address="B.A2:B.A12"/>
            <chart:regression-curve chart:style-name="ch11">
              <chart:equation chart:display-equation="true" chart:display-r-square="true" svg:x="4.279cm" svg:y="3.885cm" chart:style-name="ch12"/>
            </chart:regression-curve>
            <chart:data-point chart:repeated="2"/>
            <chart:data-point chart:style-name="ch13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ln(V/V₀)</text:p>
                <draw:g>
                  <svg:desc>B.D1:B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B.A2:B.A12</svg:desc>
                </draw:g>
              </table:table-cell>
              <table:table-cell office:value-type="float" office:value="0">
                <text:p>0</text:p>
                <draw:g>
                  <svg:desc>B.D2:B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0.00199800266267306">
                <text:p>0.00199800266267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5">
                <text:p>25.5</text:p>
              </table:table-cell>
              <table:table-cell office:value-type="float" office:value="0.00399202126953746">
                <text:p>0.003992021269537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4">
                <text:p>27.4</text:p>
              </table:table-cell>
              <table:table-cell office:value-type="float" office:value="0.00598207167754747">
                <text:p>0.005982071677547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.7">
                <text:p>29.7</text:p>
              </table:table-cell>
              <table:table-cell office:value-type="float" office:value="0.00796816964917688">
                <text:p>0.00796816964917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">
                <text:p>31</text:p>
              </table:table-cell>
              <table:table-cell office:value-type="float" office:value="0.00995033085316831">
                <text:p>0.009950330853168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3">
                <text:p>33</text:p>
              </table:table-cell>
              <table:table-cell office:value-type="float" office:value="0.011928570865274">
                <text:p>0.011928570865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9">
                <text:p>34.9</text:p>
              </table:table-cell>
              <table:table-cell office:value-type="float" office:value="0.0139029051689917">
                <text:p>0.01390290516899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.6">
                <text:p>36.6</text:p>
              </table:table-cell>
              <table:table-cell office:value-type="float" office:value="0.0158733491562906">
                <text:p>0.01587334915629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4">
                <text:p>38.4</text:p>
              </table:table-cell>
              <table:table-cell office:value-type="float" office:value="0.0178399181283315">
                <text:p>0.01783991812833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.5">
                <text:p>40.5</text:p>
              </table:table-cell>
              <table:table-cell office:value-type="float" office:value="0.0198026272961802">
                <text:p>0.01980262729618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4" loext:min-decimal-places="4"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fo:font-weight="bold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6" style:family="chart">
      <style:chart-properties chart:auto-position="true" style:rotation-angle="0"/>
      <style:text-properties fo:font-size="13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9" style:family="chart">
      <style:chart-properties chart:auto-position="true" style:rotation-angle="90"/>
      <style:text-properties fo:font-size="13pt" fo:font-weight="bold" style:font-size-asian="9pt" style:font-size-complex="9pt"/>
    </style:style>
    <style:style style:name="ch10" style:family="chart" style:data-style-name="N108">
      <style:chart-properties chart:symbol-type="named-symbol" chart:symbol-name="diamond" chart:symbol-width="0.3cm" chart:symbol-height="0.3cm" chart:link-data-style-to-source="true"/>
      <style:graphic-properties draw:stroke="none" svg:stroke-width="0.08cm" svg:stroke-color="#579d1c" draw:fill-color="#579d1c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cm" svg:stroke-color="#00cc00"/>
    </style:style>
    <style:style style:name="ch12" style:family="chart" style:data-style-name="N108">
      <style:text-properties fo:font-size="13pt" fo:font-weight="bol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82cm" svg:height="12.671cm" xlink:href=".." xlink:type="simple" chart:class="chart:scatter" chart:style-name="ch1">
        <chart:title svg:x="10.21cm" svg:y="0.389cm" chart:style-name="ch2">
          <text:p>Magna</text:p>
        </chart:title>
        <chart:legend chart:legend-position="top" svg:x="7.316cm" svg:y="1.353cm" style:legend-expansion="wide" chart:style-name="ch3"/>
        <chart:plot-area chart:style-name="ch4" table:cell-range-address="B.F2:B.F12 B.I1:B.I12" chart:data-source-has-labels="row" svg:x="1.667cm" svg:y="2.31cm" svg:width="19.778cm" svg:height="8.908cm">
          <chartooo:coordinate-region svg:x="3.214cm" svg:y="2.536cm" svg:width="17.818cm" svg:height="7.982cm"/>
          <chart:axis chart:dimension="x" chart:name="primary-x" chart:style-name="ch5">
            <chart:title svg:x="9.674cm" svg:y="11.472cm" chart:style-name="ch6">
              <text:p>Temperatura (°C)</text:p>
            </chart:title>
            <chart:grid chart:style-name="ch7" chart:class="major"/>
          </chart:axis>
          <chart:axis chart:dimension="y" chart:name="primary-y" chart:style-name="ch8">
            <chart:title svg:x="0.451cm" svg:y="7.641cm" chart:style-name="ch9">
              <text:p>ln(V/V₀)</text:p>
            </chart:title>
            <chart:grid chart:style-name="ch7" chart:class="major"/>
          </chart:axis>
          <chart:series chart:style-name="ch10" chart:values-cell-range-address="B.I2:B.I12" chart:label-cell-address="B.I1:B.I1" chart:class="chart:scatter">
            <chart:domain table:cell-range-address="B.F2:B.F12"/>
            <chart:regression-curve chart:style-name="ch11">
              <chart:equation chart:display-equation="true" chart:display-r-square="true" svg:x="5.544cm" svg:y="2.705cm" chart:style-name="ch12"/>
            </chart:regression-curve>
            <chart:data-point chart:repeated="11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F</text:p>
              </table:table-cell>
              <table:table-cell office:value-type="string">
                <text:p>ln(V/V₀)</text:p>
                <draw:g>
                  <svg:desc>B.I1:B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B.F2:B.F12</svg:desc>
                </draw:g>
              </table:table-cell>
              <table:table-cell office:value-type="float" office:value="0">
                <text:p>0</text:p>
                <draw:g>
                  <svg:desc>B.I2:B.I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.5">
                <text:p>25.5</text:p>
              </table:table-cell>
              <table:table-cell office:value-type="float" office:value="0.00199800266267306">
                <text:p>0.00199800266267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.4">
                <text:p>27.4</text:p>
              </table:table-cell>
              <table:table-cell office:value-type="float" office:value="0.00399202126953746">
                <text:p>0.003992021269537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.4">
                <text:p>30.4</text:p>
              </table:table-cell>
              <table:table-cell office:value-type="float" office:value="0.00598207167754747">
                <text:p>0.005982071677547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.6">
                <text:p>32.6</text:p>
              </table:table-cell>
              <table:table-cell office:value-type="float" office:value="0.00796816964917688">
                <text:p>0.00796816964917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.3">
                <text:p>35.3</text:p>
              </table:table-cell>
              <table:table-cell office:value-type="float" office:value="0.00995033085316831">
                <text:p>0.009950330853168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">
                <text:p>38</text:p>
              </table:table-cell>
              <table:table-cell office:value-type="float" office:value="0.011928570865274">
                <text:p>0.0119285708652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.4">
                <text:p>40.4</text:p>
              </table:table-cell>
              <table:table-cell office:value-type="float" office:value="0.0139029051689917">
                <text:p>0.01390290516899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.8">
                <text:p>42.8</text:p>
              </table:table-cell>
              <table:table-cell office:value-type="float" office:value="0.0158733491562906">
                <text:p>0.01587334915629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.5">
                <text:p>45.5</text:p>
              </table:table-cell>
              <table:table-cell office:value-type="float" office:value="0.0178399181283315">
                <text:p>0.01783991812833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8.2">
                <text:p>48.2</text:p>
              </table:table-cell>
              <table:table-cell office:value-type="float" office:value="0.0198026272961802">
                <text:p>0.019802627296180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8">
      <number:number number:decimal-places="4" loext:min-decimal-places="4" number:min-integer-digits="1"/>
    </number:number-style>
    <number:number-style style:name="N109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3pt" fo:font-weight="bold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6" style:family="chart">
      <style:chart-properties chart:auto-position="true" style:rotation-angle="0"/>
      <style:text-properties fo:font-size="13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2pt" fo:font-weight="bold" style:font-size-asian="10pt" style:font-size-complex="10pt"/>
    </style:style>
    <style:style style:name="ch9" style:family="chart">
      <style:chart-properties chart:auto-position="true" style:rotation-angle="90"/>
      <style:text-properties fo:font-size="13pt" fo:font-weight="bold" style:font-size-asian="9pt" style:font-size-complex="9pt"/>
    </style:style>
    <style:style style:name="ch10" style:family="chart" style:data-style-name="N108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66cc" draw:fill-color="#0066cc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1cm" svg:stroke-color="#0066cc"/>
    </style:style>
    <style:style style:name="ch12" style:family="chart" style:data-style-name="N108">
      <style:text-properties fo:font-size="12pt" fo:font-weight="bol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42cm" svg:height="10.924cm" xlink:href=".." xlink:type="simple" chart:class="chart:scatter" chart:style-name="ch1">
        <chart:title svg:x="9.124cm" svg:y="0.354cm" chart:style-name="ch2">
          <text:p>Agua</text:p>
        </chart:title>
        <chart:legend chart:legend-position="top" svg:x="6.085cm" svg:y="1.318cm" style:legend-expansion="wide" chart:style-name="ch3"/>
        <chart:plot-area chart:style-name="ch4" table:cell-range-address="B.K2:B.K8 B.N1:B.N8" chart:data-source-has-labels="row" svg:x="2.177cm" svg:y="1.379cm" svg:width="16.733cm" svg:height="7.751cm">
          <chartooo:coordinate-region svg:x="3.725cm" svg:y="1.605cm" svg:width="14.773cm" svg:height="6.825cm"/>
          <chart:axis chart:dimension="x" chart:name="primary-x" chart:style-name="ch5">
            <chart:title svg:x="8.661cm" svg:y="9.349cm" chart:style-name="ch6">
              <text:p>Temperatura (°C)</text:p>
            </chart:title>
            <chart:grid chart:style-name="ch7" chart:class="major"/>
          </chart:axis>
          <chart:axis chart:dimension="y" chart:name="primary-y" chart:style-name="ch8">
            <chart:title svg:x="1.01cm" svg:y="6.131cm" chart:style-name="ch9">
              <text:p>ln(V/V₀)</text:p>
            </chart:title>
            <chart:grid chart:style-name="ch7" chart:class="major"/>
          </chart:axis>
          <chart:series chart:style-name="ch10" chart:values-cell-range-address="B.N2:B.N8" chart:label-cell-address="B.N1:B.N1" chart:class="chart:scatter">
            <chart:domain table:cell-range-address="B.K2:B.K8"/>
            <chart:regression-curve chart:style-name="ch11">
              <chart:equation chart:display-equation="true" chart:display-r-square="true" svg:x="4.485cm" svg:y="2.446cm" chart:style-name="ch12"/>
            </chart:regression-curve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K</text:p>
              </table:table-cell>
              <table:table-cell office:value-type="string">
                <text:p>ln(V/V₀)</text:p>
                <draw:g>
                  <svg:desc>B.N1:B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.2">
                <text:p>23.2</text:p>
                <draw:g>
                  <svg:desc>B.K2:B.K8</svg:desc>
                </draw:g>
              </table:table-cell>
              <table:table-cell office:value-type="float" office:value="0">
                <text:p>0</text:p>
                <draw:g>
                  <svg:desc>B.N2:B.N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8.1">
                <text:p>38.1</text:p>
              </table:table-cell>
              <table:table-cell office:value-type="float" office:value="0.00199800266267306">
                <text:p>0.001998002662673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4.2">
                <text:p>44.2</text:p>
              </table:table-cell>
              <table:table-cell office:value-type="float" office:value="0.00399202126953746">
                <text:p>0.003992021269537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.9">
                <text:p>48.9</text:p>
              </table:table-cell>
              <table:table-cell office:value-type="float" office:value="0.00598207167754747">
                <text:p>0.005982071677547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.9">
                <text:p>54.9</text:p>
              </table:table-cell>
              <table:table-cell office:value-type="float" office:value="0.00796816964917688">
                <text:p>0.00796816964917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.9">
                <text:p>58.9</text:p>
              </table:table-cell>
              <table:table-cell office:value-type="float" office:value="0.00995033085316831">
                <text:p>0.009950330853168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0.011928570865274">
                <text:p>0.01192857086527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851cm" svg:y="3.952cm" style:legend-expansion="high" chart:style-name="ch2"/>
        <chart:plot-area chart:style-name="ch3" table:cell-range-address="A.A1:A.A17 A.E1:A.E17" chart:data-source-has-labels="row" svg:x="0.32cm" svg:y="0.18cm" svg:width="11.211cm" svg:height="8.64cm">
          <chartooo:coordinate-region svg:x="1.153cm" svg:y="0.38cm" svg:width="10.098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.E2:A.E17" chart:label-cell-address="A.E1:A.E1" chart:class="chart:scatter">
            <chart:domain table:cell-range-address="A.A2:A.A17"/>
            <chart:regression-curve chart:style-name="ch7">
              <chart:equation chart:display-equation="true" chart:display-r-square="true" svg:x="1.307cm" svg:y="3.28cm"/>
            </chart:regression-curve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ln(V)</text:p>
                <draw:g>
                  <svg:desc>A.E1: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6.95">
                <text:p>216.95</text:p>
                <draw:g>
                  <svg:desc>A.A2:A.A17</svg:desc>
                </draw:g>
              </table:table-cell>
              <table:table-cell office:value-type="float" office:value="0.676509539406922">
                <text:p>0.676509539406922</text:p>
                <draw:g>
                  <svg:desc>A.E2:A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0.07">
                <text:p>210.07</text:p>
              </table:table-cell>
              <table:table-cell office:value-type="float" office:value="0.663409362295989">
                <text:p>0.6634093622959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3.19">
                <text:p>203.19</text:p>
              </table:table-cell>
              <table:table-cell office:value-type="float" office:value="0.626259235018314">
                <text:p>0.626259235018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.31">
                <text:p>196.31</text:p>
              </table:table-cell>
              <table:table-cell office:value-type="float" office:value="0.587675547617711">
                <text:p>0.5876755476177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9.43">
                <text:p>189.43</text:p>
              </table:table-cell>
              <table:table-cell office:value-type="float" office:value="0.547543206701153">
                <text:p>0.5475432067011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2.55">
                <text:p>182.55</text:p>
              </table:table-cell>
              <table:table-cell office:value-type="float" office:value="0.505732676699981">
                <text:p>0.5057326766999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.67">
                <text:p>175.67</text:p>
              </table:table-cell>
              <table:table-cell office:value-type="float" office:value="0.462097457674638">
                <text:p>0.4620974576746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8.79">
                <text:p>168.79</text:p>
              </table:table-cell>
              <table:table-cell office:value-type="float" office:value="0.416470987284698">
                <text:p>0.4164709872846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1.91">
                <text:p>161.91</text:p>
              </table:table-cell>
              <table:table-cell office:value-type="float" office:value="0.36866280158406">
                <text:p>0.368662801584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5.03">
                <text:p>155.03</text:p>
              </table:table-cell>
              <table:table-cell office:value-type="float" office:value="0.318453731118535">
                <text:p>0.3184537311185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8.15">
                <text:p>148.15</text:p>
              </table:table-cell>
              <table:table-cell office:value-type="float" office:value="0.265589825976965">
                <text:p>0.2655898259769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1.27">
                <text:p>141.27</text:p>
              </table:table-cell>
              <table:table-cell office:value-type="float" office:value="0.209774583575255">
                <text:p>0.2097745835752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4.39">
                <text:p>134.39</text:p>
              </table:table-cell>
              <table:table-cell office:value-type="float" office:value="0.150658876285113">
                <text:p>0.1506588762851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7.51">
                <text:p>127.51</text:p>
              </table:table-cell>
              <table:table-cell office:value-type="float" office:value="0.0878277103655203">
                <text:p>0.087827710365520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0.63">
                <text:p>120.63</text:p>
              </table:table-cell>
              <table:table-cell office:value-type="float" office:value="0.0207825391825284">
                <text:p>0.02078253918252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7.19">
                <text:p>117.19</text:p>
              </table:table-cell>
              <table:table-cell office:value-type="float" office:value="-0.0510827902293161">
                <text:p>-0.051082790229316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